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weight="bold" officeooo:paragraph-rsid="00020898" style:font-weight-asian="bold" style:font-weight-complex="bold"/>
    </style:style>
    <style:style style:name="P2" style:family="paragraph" style:parent-style-name="Standard">
      <style:paragraph-properties fo:text-align="justify" style:justify-single-word="false"/>
      <style:text-properties style:font-name="Times New Roman" fo:font-weight="bold" officeooo:rsid="00056ac8" officeooo:paragraph-rsid="00056ac8" style:font-weight-asian="bold" style:font-weight-complex="bold"/>
    </style:style>
    <style:style style:name="P3" style:family="paragraph" style:parent-style-name="Standard">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style:font-name="Times New Roman" fo:font-weight="normal" officeooo:rsid="00056ac8" officeooo:paragraph-rsid="00056ac8" style:font-weight-asian="normal" style:font-weight-complex="normal"/>
    </style:style>
    <style:style style:name="P5" style:family="paragraph" style:parent-style-name="Standard">
      <style:paragraph-properties fo:text-align="justify" style:justify-single-word="false"/>
      <style:text-properties style:font-name="Times New Roman"/>
    </style:style>
    <style:style style:name="P6" style:family="paragraph" style:parent-style-name="Standard">
      <style:paragraph-properties fo:text-align="justify" style:justify-single-word="false"/>
      <style:text-properties style:font-name="Times New Roman" officeooo:paragraph-rsid="0015f4e1"/>
    </style:style>
    <style:style style:name="T1" style:family="text">
      <style:text-properties officeooo:rsid="00020898"/>
    </style:style>
    <style:style style:name="T2" style:family="text">
      <style:text-properties officeooo:rsid="00040168"/>
    </style:style>
    <style:style style:name="T3" style:family="text">
      <style:text-properties officeooo:rsid="0004f3e8"/>
    </style:style>
    <style:style style:name="T4" style:family="text">
      <style:text-properties officeooo:rsid="00061d32"/>
    </style:style>
    <style:style style:name="T5" style:family="text">
      <style:text-properties officeooo:rsid="0007a03b"/>
    </style:style>
    <style:style style:name="T6" style:family="text">
      <style:text-properties officeooo:rsid="00094d6c"/>
    </style:style>
    <style:style style:name="T7" style:family="text">
      <style:text-properties officeooo:rsid="000a3603"/>
    </style:style>
    <style:style style:name="T8" style:family="text">
      <style:text-properties officeooo:rsid="000be6a5"/>
    </style:style>
    <style:style style:name="T9" style:family="text">
      <style:text-properties officeooo:rsid="000bfdf5"/>
    </style:style>
    <style:style style:name="T10" style:family="text">
      <style:text-properties officeooo:rsid="000de489"/>
    </style:style>
    <style:style style:name="T11" style:family="text">
      <style:text-properties fo:font-weight="bold" style:font-weight-asian="bold" style:font-weight-complex="bold"/>
    </style:style>
    <style:style style:name="T12" style:family="text">
      <style:text-properties officeooo:rsid="000fd8cc"/>
    </style:style>
    <style:style style:name="T13" style:family="text">
      <style:text-properties officeooo:rsid="00119890"/>
    </style:style>
    <style:style style:name="T14" style:family="text">
      <style:text-properties officeooo:rsid="00138b73"/>
    </style:style>
    <style:style style:name="T15" style:family="text">
      <style:text-properties officeooo:rsid="0014fc89"/>
    </style:style>
    <style:style style:name="T16" style:family="text">
      <style:text-properties officeooo:rsid="0015d109"/>
    </style:style>
    <style:style style:name="T17" style:family="text">
      <style:text-properties officeooo:rsid="0015f4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L</text:span>et's <text:span text:style-name="T1">consider</text:span> possible source of errors in the code <text:span text:style-name="T1">and rule out other options</text:span>:</text:p>
      <text:p text:style-name="P1"/>
      <text:p text:style-name="P2">Abbreviations:</text:p>
      <text:p text:style-name="P4">SC: Spacecraft, PHE: Photoelectrons, SEE: Secondary emission electrons, SEEY: Secondary emission electrons yield, SWE: Solar wind electrons, SWP: Solar wind protons.</text:p>
      <text:p text:style-name="P1"/>
      <text:p text:style-name="P3">&gt;&gt; Regardless of an error in the way the potential is being calculated, as soon as a potential is introduced in the SC surface, the domain reacts to it, and since so far the system seems to have only one minimum of energy (one steady state), then the populations would react to this "wrong" potential correcting it, or, if the error in <text:span text:style-name="T1">the </text:span>potential calculation is such that the correct value is unreachable, then the system would not reach an stationary state in total surface charge (and possibly currents). T<text:span text:style-name="T1">h</text:span>at is to say, the net current wouldn't be zero. <text:span text:style-name="T2">Actually, in a simulation I forced the potential to be -16.23V (literature) and the total surface charge just continued growing indefinitely.</text:span></text:p>
      <text:p text:style-name="P3"/>
      <text:p text:style-name="P3">&gt;&gt; Thus, the error must be in the way the particles interact with the SC potential and the potential in the whole domain, making the system reach a different minimum, or rather, the "wrong" particle-potential interaction ends up recreating a physical system which is not the real system (<text:span text:style-name="T3">or </text:span>at least the one shown in the literature).</text:p>
      <text:p text:style-name="P3"/>
      <text:p text:style-name="P3">&gt;&gt; A faulty behavior might be spurred by a lack of sufficient statistics in the particles. To check this, I increased the number of particles for all 4 populations. </text:p>
      <text:p text:style-name="P3">&gt;&gt;&gt; For PHE and SEE it was easy, since the particle amount is huge close to where they are created, which is the SC surface, the region with the finest mesh. As we get far from the SC, the number of particles reduces quickly, but the mesh becomes coarser, helping to maintain good statistics. This also helps to maintain low number of total particles in the domain, &lt;1e6-3e6 for both.</text:p>
      <text:p text:style-name="P3">&gt;&gt;&gt; For protons and electrons, I am using around 10e6 particles in the domain for each. For electrons, the distribution is a lot smoother with this, but still, if I make a sampling of a circle 1e-2<text:span text:style-name="T4">m</text:span> radius around regions close to the SC surface, the number of caught particles varies between 0 and 2. I tried 5 positions. With protons the results are similar, going from 0 to 2 particles, showing that the results with the electrons are still not due to the electric potential deterring the particles, but just due to a lack of particles. This conclusion is possible thanks to the consideration that protons are largely unaffected by the potential and move basically in straight-horizontal lines.</text:p>
      <text:p text:style-name="P3">&gt;&gt;&gt; However, it is worth mentioning that in the above analysis, although both protons and electrons gave results between 0 and 2, <text:span text:style-name="T4">the </text:span>electron population gave more frequent results of 0 (the average is lower than the average for protons). This shows that the potential does affect the spatial distribution of particles.</text:p>
      <text:p text:style-name="P3"/>
      <text:p text:style-name="P3">&gt;&gt; Another source of error might be an incorrect velocity distribution, as particles of different velocities react different to the potential barriers, and thus, the number of electrons reaching the SC or the number of PHE and SEE escaping the SC might be affected.</text:p>
      <text:p text:style-name="P3">&gt;&gt;&gt; I performed sampling of particles at the step 599 of "2021_03_06_SEE_only", in different regions of the domain, and I checked for the three species, the magnitude and angular distribution of the velocity. Everything seems as expected: The populations follow to a greater or lesser extent the MB distribution, with some changes, for <text:span text:style-name="T4">a particular</text:span> species, between regions of the domain, but as expected according to the influence of the electric potential. I made a distribution from the 'sampleIsotropicVelocity' function to compare agains<text:span text:style-name="T5">t</text:span> it. The data from the simulation seems to follow such 'sample', and this sample differs from a perfect MB distribution in that the MP velocity is displaced a bit to the left (although I took already into account the 3D-&gt;2D effect).</text:p>
      <text:p text:style-name="P3"><text:soft-page-break/>&gt;<text:span text:style-name="T5">&gt;&gt;</text:span> Perhaps the discrepancy between the theoretical model and the method used to recreate the MB distribution is worth an improvement in the future, when the results of the research are more dependent in the precision of the velocity distribution.</text:p>
      <text:p text:style-name="P3"/>
      <text:p text:style-name="P3">&gt;&gt; Regarding potential barriers and currents:</text:p>
      <text:p text:style-name="P3">&gt;&gt;&gt; For the case with all the species, SEE and PHE recollection rates are very similar to the literature (81% against 75% and 89% vs 87%, respectively). However, potential barriers are different, having my simulations smaller potential barriers in the ram and the sides of the SC, but larger barrier in the wake.</text:p>
      <text:p text:style-name="P3">&gt;&gt;&gt; Being that PHE recollection fraction is decided almost only from interactions in the ram side of the Spacecraft, I do not think that my wake barrier 'compensates' the smaller barriers on the other sides. Instead, it seems like the code manages to reflect back the same fraction of particles with a smaller potential. For consideration, though I have not measured it precisely, it seems that both barriers (literature and my simulation) have similar thickness, <text:span text:style-name="T5">of about</text:span> 2-5cm at half <text:span text:style-name="T5">amplitude</text:span>.</text:p>
      <text:p text:style-name="P3">&gt;&gt;<text:span text:style-name="T17">&gt;</text:span> Another analysis that I made is that, with the theoretical model for a 1D style of barrier (as is the case expected and mentioned in literature), for a -6.3V potential barrier, I get a 87.77% recollection for PHE and a 95.7% for SEE. PHE seems to work perfectly, with both literature and my calculations. For SEE, the analysis is more difficult, since different barriers are established in different regions of the satellite. When I try to make a lengt<text:span text:style-name="T5">h</text:span>-weighted recollection average of SEE, I obtain 64.5%.</text:p>
      <text:p text:style-name="P3">&gt;&gt;<text:span text:style-name="T17">&gt;</text:span> If anything, this length-weighted average for SEE_only simulation resulted in 62.28%, a bit close to the 68% produced numerically. <text:span text:style-name="T5">In any case, the whole theoretical model does not predict correctly the SC potential and the problem seems to be lying within the SEE part.</text:span></text:p>
      <text:p text:style-name="P6">&gt;<text:span text:style-name="T17">&gt;</text:span>&gt; <text:span text:style-name="T8">Analyzing</text:span> currents a little bit more, in general, IN and OUT currents for protons and PHE are almost identical. For SWE, IN current in literature is -24.6mA and mine is -17mA. This difference affects <text:span text:style-name="T8">proportionally</text:span> the OUT and IN of SEE, but the recollection is similar between literature and my code (75% literature against 82% code).</text:p>
      <text:p text:style-name="P6">&gt;<text:span text:style-name="T17">&gt;</text:span>&gt; Thus, for the case in literature closer to my set up, SWE+SEE current is -9.8mA, whereas my code gives -7.685<text:span text:style-name="T9">mA</text:span>. PSW+PHE is 8.26mA in literature, 7.064<text:span text:style-name="T10">mA</text:span> in my code.</text:p>
      <text:p text:style-name="P3"/>
      <text:p text:style-name="P3">&gt;&gt; Now, mentioning the SEE_only simulation, this is probably the most <text:span text:style-name="T6">suspicious</text:span> result: in literature, SEE_only simulations resulted in potential barriers of around -5V, and SC potentials really close to the full-species simulations (-13V with SEE_only, and -10V with all the species). In my simulations, I had -0.9V for the ram side, and -1.8<text:span text:style-name="T6">V</text:span> in the best scenario for the side. This seems very low. On the other aspect, SC potential for SEE_only vs. all species produced values of -54.4V vs. -51.2V, <text:span text:style-name="T7">so they are closed as in literature.</text:span></text:p>
      <text:p text:style-name="P3"/>
      <text:p text:style-name="P3">&gt;&gt; Comparing PHE_only simulations, my code produced a barrier of -4.86V and a SC potential of -87V, vs. -5-8V and -26.7 found in literature.</text:p>
      <text:p text:style-name="P3"/>
      <text:p text:style-name="P3">&gt;&gt; Another possible source of error could be the interaction of a particle to the forces, in this case, electric field. Although I have not checked this lately, I think the error does not reside here. Why: <text:span text:style-name="T11">1.</text:span> Good agreement between recollection fractions for PHE and the value expected according to the theory. <text:span text:style-name="T11">2.</text:span> This part of the code <text:span text:style-name="T12">h</text:span>as not been affected greatly since the last time I checked it (when only SWP and SWE were present). <text:span text:style-name="T11">3.</text:span> The graph of the density for the 4 populations for a 1D cut of the region in front of the SC, shows density profiles as expected. <text:span text:style-name="T11">4.</text:span> What will be mentioned in the next point.</text:p>
      <text:p text:style-name="P3"/>
      <text:p text:style-name="P3">&gt;&gt; The simulation of only Solar Wind (no PHE and no SEE) produced a potential of -205V. The only value in literature shows for this case potentials around -220V, but the SC <text:span text:style-name="T12">geometry</text:span> is different. Taking that into account, I think this setup for the code is working without errors. I think my higher potential can be explained as: The current of protons is proportional to the ram region <text:soft-page-break/>area. The electron current is proportional to the whole area of the satellite (although also affected by the SC potential). Front area/total area for my code is 0.1617, the one in literature is: 0.1592.</text:p>
      <text:p text:style-name="P3">&gt;&gt;&gt; This suggest that the error appears when PHE and/or SEE are included.</text:p>
      <text:p text:style-name="P3"/>
      <text:p text:style-name="P3">&gt;&gt; The code is producing similar SC potential values since before of the Mesh Refinement step. That means that the problem did not lie in insufficient resolution, or in any other of the error/improvements that I have done in the last 3 months. Since at least the simulation on 2020_12_17, the results have <text:span text:style-name="T13">always </text:span>been between -50V and -60V. The changes include: more accurate injection of PHE, correction in the way <text:span text:style-name="T15">the accumulated density of the SC</text:span> was being calculated, correction<text:span text:style-name="T14">s</text:span> in the calculation of the capacity matrix and different ways of calculating it, <text:span text:style-name="T16">and </text:span>testing a different SE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8T20:26:03.636488354</meta:creation-date>
    <dc:date>2021-03-08T20:49:56.531036363</dc:date>
    <meta:editing-duration>PT22M2S</meta:editing-duration>
    <meta:editing-cycles>18</meta:editing-cycles>
    <meta:generator>LibreOffice/6.0.7.3$Linux_X86_64 LibreOffice_project/00m0$Build-3</meta:generator>
    <meta:document-statistic meta:table-count="0" meta:image-count="0" meta:object-count="0" meta:page-count="3" meta:paragraph-count="25" meta:word-count="1492" meta:character-count="8839" meta:non-whitespace-character-count="7371"/>
  </office:meta>
</office:document-meta>
</file>